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ierarchyInfo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ventManager.addToHierarchy( HierarchyInfo info , List paren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ceiverInfo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ventManager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EventManager.send( 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EventManager.subscribe( Receiver receiv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HierarchyInfo.equals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EventManager.addToHierarchy( HierarchyInfo info , Class 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EventManager.unsubscribe( Receiver receiv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HierarchyInfo.addToReceivers( ReceiverInfo 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ierarchyInfo.addToParents( HierarchyInfo 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ierarchyInfo.HierarchyInfo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erarchyInfo.removeFromReceivers( Receiver receiv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faultEventManager.introspect( Class receiverClas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ReceiverInfoComparator.compare( Object o1 , Object o2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EventManager.send( Event event , HierarchyInfo hierarchy , boolean recursiv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HierarchyInfo.getReceiverInfo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ierarchyInfo.getParen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ceiverInfo.equals( Object obj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EventManager.getHierarchyInfo( Class 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ceiverInfo.ReceiverInfo( Receiver r , Method m , boolean simp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